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rope" svg:font-family="Manrope, Helvetica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Mono" svg:font-family="'Roboto Mono', monospace"/>
  </office:font-face-decls>
  <office:automatic-styles>
    <style:style style:name="P1" style:family="paragraph" style:parent-style-name="Standard">
      <style:text-properties officeooo:paragraph-rsid="000ae7ec"/>
    </style:style>
    <style:style style:name="P2" style:family="paragraph" style:parent-style-name="Standard">
      <style:text-properties officeooo:rsid="000ae9b4" officeooo:paragraph-rsid="000ae9b4"/>
    </style:style>
    <style:style style:name="P3" style:family="paragraph" style:parent-style-name="Standard">
      <style:text-properties officeooo:rsid="000ae7ec" officeooo:paragraph-rsid="000ae7ec"/>
    </style:style>
    <style:style style:name="P4" style:family="paragraph" style:parent-style-name="Standard">
      <style:text-properties fo:font-style="italic" fo:font-weight="bold" officeooo:rsid="000ae7ec" officeooo:paragraph-rsid="000ae7ec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normal" officeooo:rsid="000ae9b4" officeooo:paragraph-rsid="000ae9b4" style:font-style-asian="normal" style:font-style-complex="normal"/>
    </style:style>
    <style:style style:name="P6" style:family="paragraph" style:parent-style-name="Standard" style:list-style-name="L1">
      <style:text-properties officeooo:paragraph-rsid="000ae7ec"/>
    </style:style>
    <style:style style:name="P7" style:family="paragraph" style:parent-style-name="Standard" style:list-style-name="L1">
      <style:paragraph-properties fo:line-height="100%"/>
      <style:text-properties officeooo:rsid="000ae7ec" officeooo:paragraph-rsid="000ae7ec"/>
    </style:style>
    <style:style style:name="P8" style:family="paragraph" style:parent-style-name="Standard">
      <style:paragraph-properties fo:line-height="100%"/>
      <style:text-properties officeooo:rsid="000ae7ec" officeooo:paragraph-rsid="000ae7ec"/>
    </style:style>
    <style:style style:name="P9" style:family="paragraph" style:parent-style-name="Standard" style:list-style-name="L1">
      <style:text-properties fo:font-style="italic" fo:font-weight="bold" officeooo:rsid="000ae9b4" officeooo:paragraph-rsid="000ae9b4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font-style="italic" fo:font-weight="bold" officeooo:rsid="000ae9b4" officeooo:paragraph-rsid="000ae9b4" style:font-style-asian="italic" style:font-weight-asian="bold" style:font-style-complex="italic" style:font-weight-complex="bold"/>
    </style:style>
    <style:style style:name="P11" style:family="paragraph" style:parent-style-name="Standard" style:list-style-name="L1">
      <style:text-properties fo:font-style="italic" fo:font-weight="bold" officeooo:rsid="000ae7ec" officeooo:paragraph-rsid="000ae7ec" style:font-style-asian="italic" style:font-weight-asian="bold" style:font-style-complex="italic" style:font-weight-complex="bold"/>
    </style:style>
    <style:style style:name="P12" style:family="paragraph" style:parent-style-name="Standard" style:list-style-name="L1">
      <style:text-properties fo:font-style="normal" officeooo:rsid="000ae7ec" officeooo:paragraph-rsid="000d572a" style:font-style-asian="normal" style:font-style-complex="normal"/>
    </style:style>
    <style:style style:name="P13" style:family="paragraph" style:parent-style-name="Standard" style:list-style-name="L1">
      <style:text-properties fo:font-style="normal" officeooo:rsid="000ae9b4" officeooo:paragraph-rsid="000ae9b4" style:font-style-asian="normal" style:font-style-complex="normal"/>
    </style:style>
    <style:style style:name="P14" style:family="paragraph" style:parent-style-name="Standard" style:list-style-name="L1">
      <style:text-properties officeooo:rsid="000ae9b4" officeooo:paragraph-rsid="000ae9b4"/>
    </style:style>
    <style:style style:name="P15" style:family="paragraph" style:parent-style-name="Standard">
      <style:text-properties officeooo:rsid="000ae9b4" officeooo:paragraph-rsid="000ae9b4"/>
    </style:style>
    <style:style style:name="P16" style:family="paragraph" style:parent-style-name="Standard" style:list-style-name="L7"/>
    <style:style style:name="P17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</style:style>
    <style:style style:name="P18" style:family="paragraph" style:parent-style-name="Text_20_body">
      <style:paragraph-properties fo:margin-top="0cm" fo:margin-bottom="0cm" style:contextual-spacing="false" fo:line-height="100%" fo:text-align="start" style:justify-single-word="false" style:writing-mode="lr-tb"/>
      <style:text-properties fo:color="#188038" loext:opacity="100%" officeooo:paragraph-rsid="00116b3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ae9b4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0af30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0ce097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0e251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1335b3" style:font-style-asian="italic" style:font-weight-asian="bold" style:font-style-complex="italic" style:font-weight-complex="bold"/>
    </style:style>
    <style:style style:name="T8" style:family="text">
      <style:text-properties fo:font-style="italic" fo:font-weight="normal" officeooo:rsid="001335b3" style:font-style-asian="italic" style:font-weight-asian="normal" style:font-style-complex="italic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officeooo:rsid="000ce097"/>
    </style:style>
    <style:style style:name="T11" style:family="text">
      <style:text-properties fo:font-variant="normal" fo:text-transform="none" fo:color="#188038" loext:opacity="100%" style:text-line-through-style="none" style:text-line-through-type="none" style:font-name="Liberation Serif" fo:font-size="12pt" fo:font-style="italic" style:text-underline-style="none" fo:font-weight="bold" officeooo:rsid="000ce097" style:text-blinking="false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italic" style:text-underline-style="none" fo:font-weight="bold" officeooo:rsid="000ce097" style:text-blinking="false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13" style:family="text">
      <style:text-properties officeooo:rsid="000ae7ec"/>
    </style:style>
    <style:style style:name="T14" style:family="text">
      <style:text-properties officeooo:rsid="000d572a"/>
    </style:style>
    <style:style style:name="T15" style:family="text">
      <style:text-properties officeooo:rsid="0010e251"/>
    </style:style>
    <style:style style:name="T16" style:family="text">
      <style:text-properties fo:font-weight="normal" officeooo:rsid="001335b3" style:font-weight-asian="normal" style:font-weight-complex="normal"/>
    </style:style>
    <style:style style:name="T17" style:family="text">
      <style:text-properties style:text-underline-style="none"/>
    </style:style>
    <style:style style:name="T18" style:family="text">
      <style:text-properties officeooo:rsid="001335b3"/>
    </style:style>
    <style:style style:name="T19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12460456" text:style-name="L7">
        <text:list-item>
          <text:p text:style-name="P16">Introducción: Instalar el servidor web si no lo tenemos instalado(Apache)</text:p>
        </text:list-item>
      </text:list>
      <text:p text:style-name="P18"><text:span text:style-name="T12"><text:tab/>sudo apt update</text:span></text:p>
      <text:p text:style-name="P18"><text:span text:style-name="T12"><text:tab/>sudo apt install apache2</text:span></text:p>
      <text:p text:style-name="P17"><text:span text:style-name="T11"/></text:p>
      <text:list xml:id="list291680065" text:style-name="L1">
        <text:list-item>
          <text:p text:style-name="P7">En cd _/var/www creo la carpeta del servicio (<text:span text:style-name="T1">informatica </text:span><text:span text:style-name="T2">le llamaremos</text:span>) , <text:s/><text:span text:style-name="T10">la asignamos al ususario del ordenador y al grupo por defecto de apache y le damos permisos 775:</text:span></text:p>
        </text:list-item>
      </text:list>
      <text:p text:style-name="P8"><text:tab/><text:span text:style-name="T5">mkdir informatica</text:span></text:p>
      <text:p text:style-name="P4"><text:tab/><text:span text:style-name="T10">sudo chown usuario(alumno):grupo(www-data) informatica</text:span></text:p>
      <text:p text:style-name="P4"><text:tab/><text:span text:style-name="T10">chmod 775 informatica</text:span></text:p>
      <text:p text:style-name="P3"><text:tab/></text:p>
      <text:list xml:id="list111132192334010" text:continue-numbering="true" text:style-name="L1">
        <text:list-item>
          <text:p text:style-name="P6"><text:span text:style-name="T13">Creo el .conf en </text:span><text:span text:style-name="T14">cd </text:span><text:span text:style-name="T13">/</text:span><text:span text:style-name="T10">etc/apache2/sites-available</text:span></text:p>
          <text:p text:style-name="P9">sudo cp 000-default.conf informatica.co<text:span text:style-name="T10">nf</text:span></text:p>
        </text:list-item>
      </text:list>
      <text:p text:style-name="P10"/>
      <text:p text:style-name="P10"><text:tab/><text:span text:style-name="T16">En informatica.conf configuro el host virtual añadiendolas siguientes lineas:</text:span></text:p>
      <text:p text:style-name="P10"><text:span text:style-name="T16"/></text:p>
      <text:p text:style-name="P10"><text:tab/><text:tab/><text:span text:style-name="T18">ServerName informatica.es</text:span></text:p>
      <text:p text:style-name="P10"><text:tab/><text:tab/><text:span text:style-name="T18">DocumentRoot var/www/informatica</text:span></text:p>
      <text:list xml:id="list111132041301174" text:continue-numbering="true" text:style-name="L1">
        <text:list-header>
          <text:p text:style-name="P9"/>
        </text:list-header>
        <text:list-item>
          <text:p text:style-name="P12">Lo habilito en cd /<text:span text:style-name="T10">etc/apache2</text:span>/sites-enabled con el siguiente comando:</text:p>
          <text:p text:style-name="P11">sudo a2ensite informatic.<text:span text:style-name="T15">conf</text:span></text:p>
          <text:p text:style-name="P11"/>
        </text:list-item>
        <text:list-item>
          <text:p text:style-name="P13">Reseteo apache:</text:p>
        </text:list-item>
      </text:list>
      <text:p text:style-name="P2"><text:span text:style-name="T9"><text:tab/></text:span><text:span text:style-name="T3">sudo service apache2 restart</text:span></text:p>
      <text:p text:style-name="P5"/>
      <text:list xml:id="list111132124207561" text:continue-numbering="true" text:style-name="L1">
        <text:list-item>
          <text:p text:style-name="P13">Modificar el archivo hosts y ponerle la ip local (127.0.0.1) a el servicio que hemos creado en apache2:</text:p>
        </text:list-item>
      </text:list>
      <text:p text:style-name="P2"><text:span text:style-name="T9"><text:tab/></text:span><text:span text:style-name="T3">sudo </text:span><text:span text:style-name="T6">gedit </text:span><text:span text:style-name="T3">etc/hosts</text:span></text:p>
      <text:p text:style-name="P2"><text:span text:style-name="T3"><text:tab/></text:span></text:p>
      <text:p text:style-name="P2"><text:span text:style-name="T3"><text:tab/></text:span><text:span text:style-name="T8">Añadir:</text:span></text:p>
      <text:p text:style-name="P2"><text:span text:style-name="T3"><text:tab/><text:tab/></text:span><text:span text:style-name="T7">127.0.0.1<text:tab/>informatica.es</text:span></text:p>
      <text:p text:style-name="P5"/>
      <text:list xml:id="list111132489950244" text:continue-numbering="true" text:style-name="L1">
        <text:list-item>
          <text:p text:style-name="P14"><text:span text:style-name="T9">Por último en la carpeta de informática ( cd </text:span><text:span text:style-name="T1">var</text:span><text:span text:style-name="T9">/www/informatica) creo un html para ver que funciona todo:</text:span></text:p>
        </text:list-item>
      </text:list>
      <text:p text:style-name="P2"><text:span text:style-name="T9"><text:tab/></text:span><text:span text:style-name="T4">echo “&lt;h1&gt;Es sitio de la Informática&lt;/h1&gt;” &gt; index.html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rope" svg:font-family="Manrope, Helvetica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Mono" svg:font-family="'Roboto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0:46:25.141255605</meta:creation-date>
    <meta:generator>LibreOffice/7.3.7.2$Linux_X86_64 LibreOffice_project/30$Build-2</meta:generator>
    <dc:date>2023-10-19T11:11:31.433648048</dc:date>
    <meta:editing-duration>PT10M19S</meta:editing-duration>
    <meta:editing-cycles>3</meta:editing-cycles>
    <meta:document-statistic meta:table-count="0" meta:image-count="0" meta:object-count="0" meta:page-count="1" meta:paragraph-count="24" meta:word-count="154" meta:character-count="1088" meta:non-whitespace-character-count="944"/>
  </office:meta>
</office:document-meta>
</file>